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left="0in" fo:margin-right="0in" fo:margin-top="0in" fo:margin-bottom="0in" loext:contextual-spacing="false" fo:text-indent="0in" style:auto-text-indent="false"/>
    </style:style>
    <style:style style:name="P3" style:family="paragraph" style:parent-style-name="Text_20_body">
      <style:paragraph-properties fo:margin-left="0.25in" fo:margin-right="0in" fo:margin-top="0in" fo:margin-bottom="0in" loext:contextual-spacing="false" fo:text-indent="-0.25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ompetencies</text:p>
      <text:p text:style-name="Horizontal_20_Line"/>
      <text:p text:style-name="Text_20_body">Competency 405.1.4: : Foundations of Technical Communication</text:p>
      <text:p text:style-name="Text_20_body">The graduate integrates basic elements of the writing process into technical communication artifacts.</text:p>
      <text:p text:style-name="Text_20_body">Competency 405.1.5 : Communication Style</text:p>
      <text:p text:style-name="Text_20_body">The graduate makes strategic and appropriate communication decisions based on the audience.</text:p>
      <text:p text:style-name="Text_20_body">Competency 405.1.6 : Applications of Technical Writing</text:p>
      <text:p text:style-name="Text_20_body">The graduate creates various technically written artifacts using appropriate technical communication concepts.</text:p>
      <text:p text:style-name="P1">Introduction</text:p>
      <text:p text:style-name="Horizontal_20_Line"/>
      <text:p text:style-name="Text_20_body"><text:span text:style-name="Strong_20_Emphasis">Task 1: Implementation of Technology Solution</text:span></text:p>
      <text:p text:style-name="Text_20_body"/>
      <text:p text:style-name="Text_20_body">As a professional, it is important to communicate effectively with a variety of audiences throughout your daily activities. With any kind of communication, you need to understand your intended audience and its needs. Often the same information will need to be delivered to different audiences.</text:p>
      <text:p text:style-name="Text_20_body"/>
      <text:p text:style-name="Text_20_body">In this task, you will demonstrate your ability to communicate technical information in a professional manner to a variety of audiences.</text:p>
      <text:p text:style-name="P1">Scenario</text:p>
      <text:p text:style-name="Horizontal_20_Line"/>
      <text:p text:style-name="P2">Your company is considering the implementation of a technology solution to address a business problem. As a member of the IT team for a manufacturing company, you were asked to select a product to address the identified needs, informing the stakeholders about its fit to the identified needs, and providing implementation details. Several past process changes have been unsuccessful at implementation and user acceptance. You will create two artifacts that communicate product information tailored to meet the needs of each of the following stakeholder groups:</text:p>
      <text:p text:style-name="P2">•  Audience 1: executive leadership of the organization, such as the CIO, CFO, etc.</text:p>
      <text:p text:style-name="P2">•  Audience 2: cross-functional team, including members from IT who will be implementing the product</text:p>
      <text:p text:style-name="P1">Requirements</text:p>
      <text:p text:style-name="Horizontal_20_Line"/>
      <text:p text:style-name="Text_20_body"><text:span text:style-name="Emphasis">Your submission must be your original work. No more than a combined total of 30% of a submission and no more than a 10% match to any one individual source can be directly quoted or closely paraphrased from sources, even if cited correctly. An originality report is provided when you submit your task that can be used as a guide.<text:line-break/></text:span><text:soft-page-break/><text:span text:style-name="Emphasis"><text:line-break/> You must use the rubric to direct the creation of your submission because it provides detailed criteria that will be used to evaluate your work. Each requirement below may be evaluated by more than one rubric aspect. The rubric aspect titles may contain hyperlinks to relevant portions of the course.</text:span></text:p>
      <text:p text:style-name="Text_20_body"/>
      <text:p text:style-name="P3">A.  Create an email or memorandum providing product information and benefits of implementation, including how it solves a business problem, for executive leadership of the organization, such as the CIO, CFO, etc.<text:line-break/> </text:p>
      <text:p text:style-name="P3">B.  Create a fact sheet communicating essential product and implementation information, including how it solves a business problem, for the cross-functional team, including members from IT who will be implementing the product. Include each of the following points in the fact sheet:</text:p>
      <text:p text:style-name="P2">•  description of product</text:p>
      <text:p text:style-name="P2">•  rationale for implementation</text:p>
      <text:p text:style-name="P2">•  summary of implementation phases</text:p>
      <text:p text:style-name="P2">•  graphic aids that supplement product information or implementation plans<text:line-break/> </text:p>
      <text:p text:style-name="P3">C.  Describe the writing process used to develop the artifact for<text:span text:style-name="Emphasis"> each</text:span> audience. <text:line-break/> </text:p>
      <text:p text:style-name="P3">D.  Explain how analysis of the following audience attributes informed the purpose for <text:span text:style-name="Emphasis">each</text:span>  artifact:</text:p>
      <text:p text:style-name="P2">•  subject knowledge</text:p>
      <text:p text:style-name="P2">•  position in the organization</text:p>
      <text:p text:style-name="P2">•  personal attitudes</text:p>
      <text:p text:style-name="P2">•  reading style</text:p>
      <text:p text:style-name="P2">•  types of readers (primary, secondary, international)<text:line-break/> </text:p>
      <text:p text:style-name="P3">E.  Acknowledge sources, using in-text citations and references, for content that is quoted, paraphrased, or summarized.<text:line-break/> </text:p>
      <text:p text:style-name="P3">F.  Demonstrate professional communication in the content and presentation of your submiss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29T05:00:27.003000000</meta:creation-date>
    <dc:date>2019-10-29T05:00:53.983000000</dc:date>
    <meta:editing-duration>PT28S</meta:editing-duration>
    <meta:editing-cycles>1</meta:editing-cycles>
    <meta:document-statistic meta:table-count="0" meta:image-count="0" meta:object-count="0" meta:page-count="2" meta:paragraph-count="32" meta:word-count="530" meta:character-count="3558" meta:non-whitespace-character-count="3029"/>
    <meta:generator>LibreOffice/6.3.0.4$Windows_X86_64 LibreOffice_project/057fc023c990d676a43019934386b85b21a9ee99</meta:generator>
  </office:meta>
</office:document-meta>
</file>